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orem ipsum</text:h>
      <text:p text:style-name="P1">Lorem <text:span text:style-name="T1">ipsum</text:span>, <text:span text:style-name="T2">dolor</text:span> sit amet consectetur adipisicing elit. Nisi quibusdam voluptates eos necessitatibus. Veritatis explicabo voluptatibus aspernatur eos quo cum, maiores cumque fugit quas placeat inventore quibusdam quam minus expedita.</text:p>
      <text:p text:style-name="P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07:31:15.980350450</meta:creation-date>
    <dc:date>2023-02-15T07:33:42.030170676</dc:date>
    <meta:editing-duration>PT2M29S</meta:editing-duration>
    <meta:editing-cycles>1</meta:editing-cycles>
    <meta:generator>LibreOffice/7.4.4.2$Linux_X86_64 LibreOffice_project/40$Build-2</meta:generator>
    <meta:document-statistic meta:table-count="0" meta:image-count="0" meta:object-count="0" meta:page-count="1" meta:paragraph-count="2" meta:word-count="32" meta:character-count="246" meta:non-whitespace-character-count="216"/>
  </office:meta>
</office:document-meta>
</file>